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language="es" fo:country="ES" fo:font-weight="bold" officeooo:rsid="00044db7" officeooo:paragraph-rsid="00044db7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44db7" officeooo:paragraph-rsid="00044db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58b5e" officeooo:paragraph-rsid="00058b5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73edf" officeooo:paragraph-rsid="00073edf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8fe5e" officeooo:paragraph-rsid="0008fe5e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s" fo:country="ES" fo:font-weight="bold" officeooo:rsid="00058b5e" officeooo:paragraph-rsid="00058b5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es" fo:country="ES" fo:font-weight="bold" officeooo:rsid="00073edf" officeooo:paragraph-rsid="00073ed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es" fo:country="ES" style:text-underline-style="solid" style:text-underline-width="auto" style:text-underline-color="font-color" fo:font-weight="normal" officeooo:rsid="00044db7" officeooo:paragraph-rsid="00044db7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s" fo:country="ES" style:text-underline-style="none" fo:font-weight="normal" officeooo:rsid="0008fe5e" officeooo:paragraph-rsid="0008fe5e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s" fo:country="ES" style:text-underline-style="none" fo:font-weight="normal" officeooo:rsid="00094c08" officeooo:paragraph-rsid="00094c08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73edf" officeooo:paragraph-rsid="00073edf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73edf" officeooo:paragraph-rsid="00073edf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2pt" fo:language="es" fo:country="ES" fo:font-weight="normal" officeooo:rsid="00073edf" officeooo:paragraph-rsid="00073ed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92529" officeooo:paragraph-rsid="0009252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9de0b" officeooo:paragraph-rsid="0009de0b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s" fo:country="ES" fo:font-weight="normal" officeooo:rsid="000bbb36" officeooo:paragraph-rsid="000bbb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2pt" fo:language="es" fo:country="ES" style:text-underline-style="solid" style:text-underline-width="auto" style:text-underline-color="font-color" fo:font-weight="normal" officeooo:rsid="0008fe5e" officeooo:paragraph-rsid="0008fe5e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2pt" fo:language="es" fo:country="ES" fo:font-style="normal" style:text-underline-style="none" fo:font-weight="normal" officeooo:rsid="00044db7" officeooo:paragraph-rsid="00044db7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8fe5e" officeooo:paragraph-rsid="0008fe5e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9de0b" officeooo:paragraph-rsid="0009de0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73edf" officeooo:paragraph-rsid="00073ed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bbb36" officeooo:paragraph-rsid="000bbb3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fr" fo:country="FR" fo:font-weight="normal" officeooo:rsid="000bbb36" officeooo:paragraph-rsid="000bbb36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73edf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language="zxx" fo:country="none"/>
    </style:style>
    <style:style style:name="T6" style:family="text">
      <style:text-properties fo:language="zxx" fo:country="none" style:language-asian="zxx" style:country-asian="none" style:language-complex="zxx" style:country-complex="none"/>
    </style:style>
    <style:style style:name="T7" style:family="text">
      <style:text-properties fo:language="zxx" fo:country="none" officeooo:rsid="0009de0b" style:language-asian="zxx" style:country-asian="none" style:language-complex="zxx" style:country-complex="none"/>
    </style:style>
    <style:style style:name="T8" style:family="text">
      <style:text-properties fo:language="zxx" fo:country="none" style:text-underline-style="solid" style:text-underline-width="auto" style:text-underline-color="font-color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fo:language="fr" fo:country="FR"/>
    </style:style>
    <style:style style:name="T10" style:family="text">
      <style:text-properties officeooo:rsid="0009de0b"/>
    </style:style>
    <style:style style:name="T11" style:family="text">
      <style:text-properties fo:language="es" fo:country="ES"/>
    </style:style>
    <style:style style:name="T12" style:family="text">
      <style:text-properties officeooo:rsid="000bbb36"/>
    </style:style>
    <style:style style:name="T13" style:family="text">
      <style:text-properties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 1: Representación de si mismo, relación con el otro</text:p>
      <text:p text:style-name="P1"/>
      <text:p text:style-name="P1"/>
      <text:p text:style-name="P2">Tema: Yo y los idiomas</text:p>
      <text:p text:style-name="P2"/>
      <text:p text:style-name="P2">1. Jazmín es Argentina, de Buenos Aires. Es estudiante en Comercio. Tiene 2 hermanos que se llaman Pablo y Martín. Es una chica “Tranquila”</text:p>
      <text:p text:style-name="P2"/>
      <text:p text:style-name="P2">2. Es una familia cultivada (todos los miembros de la familia. Hace o han hechos estudian superior)</text:p>
      <text:p text:style-name="P2"/>
      <text:p text:style-name="P2">3. La situación económica del país es complicada “hay a gente muriéndose de Hombre</text:p>
      <text:p text:style-name="P2"/>
      <text:p text:style-name="P2">4. Prefiere el campo “no me gusta la ciudad”</text:p>
      <text:p text:style-name="P2"/>
      <text:p text:style-name="P2">5. Jazmín conoce Brasil y Uruguay, 2 países vecinos de Argentina</text:p>
      <text:p text:style-name="P18">________________________________________________________________________________</text:p>
      <text:p text:style-name="P2"/>
      <text:p text:style-name="P4">I Ortografía </text:p>
      <text:p text:style-name="P4"/>
      <text:p text:style-name="P11">L’orthographe est simplifié par rapport au français </text:p>
      <text:p text:style-name="P4"/>
      <text:p text:style-name="P4"><text:span text:style-name="T6">TH → T</text:span> Teatro</text:p>
      <text:p text:style-name="P4">PH → <text:span text:style-name="T6">F</text:span> Foto</text:p>
      <text:p text:style-name="P4">Y <text:s text:c="2"/>→ I Sinónimo </text:p>
      <text:p text:style-name="P4"/>
      <text:p text:style-name="P4"><text:span text:style-name="T4">C</text:span> A <text:span text:style-name="T4">R</text:span> O <text:span text:style-name="T8">L</text:span><text:span text:style-name="T6"> </text:span>I <text:span text:style-name="T4">N</text:span> E</text:p>
      <text:p text:style-name="P11">C R L N Sont les seuls consommes qui peuvent être dédoublées</text:p>
      <text:p text:style-name="P4"/>
      <text:p text:style-name="P5"><text:span text:style-name="T6">II </text:span>pronunciación </text:p>
      <text:p text:style-name="P5"><text:span text:style-name="T9">J</text:span>: La Jota: <text:span text:style-name="T9">On racle la gorge</text:span></text:p>
      <text:p text:style-name="P5">Jamón </text:p>
      <text:p text:style-name="P5">G+E et G+I se<text:span text:style-name="T9"> prononcent comme</text:span> La Jota</text:p>
      <text:p text:style-name="P5"/>
      <text:p text:style-name="P19">R en début de mot et <text:span text:style-name="T6">rr</text:span> se roulent</text:p>
      <text:p text:style-name="P5">Roberto / <text:s/>Perro</text:p>
      <text:p text:style-name="P5"/>
      <text:p text:style-name="P5"><text:span text:style-name="T6">LL</text:span> se <text:span text:style-name="T9">prononce comme </text:span>le y</text:p>
      <text:p text:style-name="P5">te llaman</text:p>
      <text:p text:style-name="P5"/>
      <text:p text:style-name="P5"><text:span text:style-name="T6">au: a + ou</text:span> <text:s/>audiovisual</text:p>
      <text:p text:style-name="P5"><text:span text:style-name="T9">eu: e + ou</text:span> Europa</text:p>
      <text:p text:style-name="P5"/>
      <text:p text:style-name="P19">Pas de son <text:span text:style-name="T6">ZE</text:span> en espagnol</text:p>
      <text:p text:style-name="P5"/>
      <text:p text:style-name="P14"><text:span text:style-name="T6">III </text:span>Léxico </text:p>
      <text:p text:style-name="P14"/>
      <text:p text:style-name="P20">Suffixes </text:p>
      <text:p text:style-name="P20"/>
      <text:p text:style-name="P20">Il existe une vingtaine de suffixes qui correspondent entre le français et l’espagnol</text:p>
      <text:p text:style-name="P20">Attention ce n’est pas une correspondance qui fonctionne tout le temps</text:p>
      <text:p text:style-name="P20"/>
      <text:p text:style-name="P20"/>
      <text:p text:style-name="P20"><text:soft-page-break/></text:p>
      <text:p text:style-name="P20">Exemple:</text:p>
      <text:p text:style-name="P20"><text:span text:style-name="T6">-Ique: -ico</text:span><text:tab/><text:span text:style-name="T11">mágico <text:s/>irónico</text:span></text:p>
      <text:p text:style-name="P15"><text:span text:style-name="T6">-ité: -idad</text:span><text:tab/>realidad <text:s/>personalidad</text:p>
      <text:p text:style-name="P15"><text:span text:style-name="T6">-eur: -or</text:span><text:tab/>tractor <text:s/>agricultor <text:s/>flor</text:p>
      <text:p text:style-name="P4"><text:span text:style-name="T6">-</text:span><text:span text:style-name="T7">ie: -ía o -ia</text:span><text:span text:style-name="T10"><text:tab/>sociología <text:s/>academia</text:span></text:p>
      <text:p text:style-name="P4"><text:span text:style-name="T6">-</text:span><text:span text:style-name="T7">aire: ario</text:span><text:span text:style-name="T10"><text:tab/>comentario</text:span></text:p>
      <text:p text:style-name="P4"/>
      <text:p text:style-name="P15"><text:span text:style-name="T6">IV </text:span>Conjugación</text:p>
      <text:p text:style-name="P4"/>
      <text:p text:style-name="P20">La 1PS du présent de l’indicatif</text:p>
      <text:p text:style-name="P11"/>
      <text:p text:style-name="P20">Le “o” est la marque de la 1PS du présent de l’indicatif</text:p>
      <text:p text:style-name="P15">cantar: <text:span text:style-name="T6">cant</text:span> + o: canto</text:p>
      <text:p text:style-name="P15">comer: <text:span text:style-name="T6">com</text:span> + o: como</text:p>
      <text:p text:style-name="P15">vivir: <text:s text:c="3"/><text:span text:style-name="T6">viv</text:span> <text:s/>+ o: vivo</text:p>
      <text:p text:style-name="P4"/>
      <text:p text:style-name="P15">Cas de <text:span text:style-name="T9">verbes pronominaux</text:span></text:p>
      <text:p text:style-name="P15">(levantar<text:span text:style-name="T4">se)</text:span></text:p>
      <text:p text:style-name="P4"/>
      <text:p text:style-name="P20">Verbes irréguliers</text:p>
      <text:p text:style-name="P4"/>
      <text:p text:style-name="P22">A/ Les irréguliers dans le radical</text:p>
      <text:p text:style-name="P22"/>
      <text:p text:style-name="P22">a) Les verbes à diphtongues</text:p>
      <text:p text:style-name="P22">E →<text:span text:style-name="T6"> ie<text:tab/></text:span><text:tab/><text:span text:style-name="T11">pensar→ pienso</text:span></text:p>
      <text:p text:style-name="P22">o →<text:span text:style-name="T6"> ue</text:span><text:tab/><text:tab/><text:span text:style-name="T11">poder → puedo</text:span></text:p>
      <text:p text:style-name="P22"/>
      <text:p text:style-name="P22">b) L’affaiblissement</text:p>
      <text:p text:style-name="P22">e → e → i<text:tab/><text:span text:style-name="T11">pedir → pido</text:span></text:p>
      <text:p text:style-name="P22"><text:span text:style-name="T11"/></text:p>
      <text:p text:style-name="P22">B/ Irrégulier dans la terminaison</text:p>
      <text:p text:style-name="P22"><text:span text:style-name="T11"/></text:p>
      <text:p text:style-name="P22"><text:span text:style-name="T11">a) </text:span>verbes <text:span text:style-name="T11">en -</text:span><text:span text:style-name="T6">go</text:span></text:p>
      <text:p text:style-name="P22"><text:span text:style-name="T11"/></text:p>
      <text:p text:style-name="P22"><text:span text:style-name="T11">Tener: Tengo</text:span></text:p>
      <text:p text:style-name="P22"><text:span text:style-name="T11">Salir: Salgo</text:span></text:p>
      <text:p text:style-name="P22"><text:span text:style-name="T11">Venir: Vengo</text:span></text:p>
      <text:p text:style-name="P22"><text:span text:style-name="T11">Decir: Digo</text:span></text:p>
      <text:p text:style-name="P22"><text:span text:style-name="T11">Hacer: Hago</text:span></text:p>
      <text:p text:style-name="P22"><text:span text:style-name="T11">Poner: Pongo</text:span></text:p>
      <text:p text:style-name="P22"><text:span text:style-name="T11">Oír: Oigo</text:span></text:p>
      <text:p text:style-name="P22"><text:span text:style-name="T11"/></text:p>
      <text:p text:style-name="P22">b) verbes en <text:span text:style-name="T13">-</text:span><text:span text:style-name="T6">zco</text:span></text:p>
      <text:p text:style-name="P22"><text:span text:style-name="T6"/></text:p>
      <text:p text:style-name="P23">Ce sont les verbes qui finissent en espagnol par <text:span text:style-name="T5">-ocer, -ucer, -ecer</text:span></text:p>
      <text:p text:style-name="P22"><text:span text:style-name="T6"/></text:p>
      <text:p text:style-name="P16">Conocer <text:s/>→ conozco</text:p>
      <text:p text:style-name="P16">Conducir → Conduzco</text:p>
      <text:p text:style-name="P16">Parecer → Parezco</text:p>
      <text:p text:style-name="P16"/>
      <text:p text:style-name="P16"/>
      <text:p text:style-name="P16"><text:soft-page-break/><text:span text:style-name="T9">c) Les verbes en</text:span> -<text:span text:style-name="T5">oy</text:span></text:p>
      <text:p text:style-name="P16"/>
      <text:p text:style-name="P16">Dar → Doy</text:p>
      <text:p text:style-name="P16">Estar → Estoy</text:p>
      <text:p text:style-name="P16">Ser → Soy</text:p>
      <text:p text:style-name="P16">Ir –&gt; Voy</text:p>
      <text:p text:style-name="P16"/>
      <text:p text:style-name="P23">d) Changement orthographique (prononciations)</text:p>
      <text:p text:style-name="P16"/>
      <text:p text:style-name="P16">Coger<text:tab/><text:tab/>Cog + o: Cojo</text:p>
      <text:p text:style-name="P16"/>
      <text:p text:style-name="P16">e) saber → sé != se</text:p>
      <text:p text:style-name="P13">________________________________________________________________________________</text:p>
      <text:p text:style-name="P2"/>
      <text:p text:style-name="P8">Viernes 24 de septiembre</text:p>
      <text:p text:style-name="P2"/>
      <text:p text:style-name="P2">El español en el mundo </text:p>
      <text:p text:style-name="P2"/>
      <text:p text:style-name="P2">Hay 567 millones de hispanohablantes en el mundo (personas que hablan español)</text:p>
      <text:p text:style-name="P2">Es la segunda lengua mas hablada después del chino mandarín (lengua materna) </text:p>
      <text:p text:style-name="P2">Hay 21 países en el mundo donde es lengua oficial</text:p>
      <text:p text:style-name="P2"/>
      <text:p text:style-name="P3"><text:span text:style-name="T1">Europa</text:span>: España </text:p>
      <text:p text:style-name="P3"><text:span text:style-name="T1">África</text:span>: guinea ecuatorial </text:p>
      <text:p text:style-name="P3"><text:span text:style-name="T1">América del norte: </text:span>México</text:p>
      <text:p text:style-name="P6">América central: <text:span text:style-name="T2">Costa Rica; El Salvador; Honduras; Panamá; Guatemala; Nicaragua </text:span></text:p>
      <text:p text:style-name="P6">Caribe: <text:span text:style-name="T2">Cuba; República Dominicana; </text:span><text:span text:style-name="T3">Puerto Rico </text:span></text:p>
      <text:p text:style-name="P7">América del Sur<text:span text:style-name="T2">: Argentina; Colombia; Ecuador; Uruguay;; Paraguay; Bolivia; Chile; Venezuela; Perú</text:span></text:p>
      <text:p text:style-name="P4"/>
      <text:p text:style-name="P17">Yo y los otros: Es importante aprender otro idioma<text:span text:style-name="T12">s</text:span>?</text:p>
      <text:p text:style-name="P17"/>
      <text:p text:style-name="P17"/>
      <text:p text:style-name="P9">Doc<text:span text:style-name="T10">umento</text:span> 3</text:p>
      <text:p text:style-name="P9"><text:span text:style-name="T9">Aider</text:span>: Ayudar</text:p>
      <text:p text:style-name="P9">Abuelos</text:p>
      <text:p text:style-name="P9">Diaria</text:p>
      <text:p text:style-name="P9">Empezar</text:p>
      <text:p text:style-name="P9">Querer</text:p>
      <text:p text:style-name="P9">Siempre</text:p>
      <text:p text:style-name="P10">Bastan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1-09-24T12:05:00.034000000</dc:date>
    <meta:editing-duration>PT14M19S</meta:editing-duration>
    <meta:editing-cycles>7</meta:editing-cycles>
    <meta:document-statistic meta:table-count="0" meta:image-count="0" meta:object-count="0" meta:page-count="3" meta:paragraph-count="94" meta:word-count="490" meta:character-count="2863" meta:non-whitespace-character-count="2437"/>
  </office:meta>
</office:document-meta>
</file>